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9d78" officeooo:paragraph-rsid="000d9d78"/>
    </style:style>
    <style:style style:name="P2" style:family="paragraph" style:parent-style-name="Standard">
      <style:text-properties officeooo:rsid="000f3fb3" officeooo:paragraph-rsid="000f3fb3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d9d78" officeooo:paragraph-rsid="000d9d78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0d9d78" officeooo:paragraph-rsid="000d9d78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d9d78" officeooo:paragraph-rsid="000d9d78"/>
    </style:style>
    <style:style style:name="P6" style:family="paragraph" style:parent-style-name="Standard">
      <style:text-properties fo:font-size="15pt" officeooo:rsid="000d9d78" officeooo:paragraph-rsid="000d9d78" style:font-size-asian="15pt" style:font-size-complex="15pt"/>
    </style:style>
    <style:style style:name="P7" style:family="paragraph" style:parent-style-name="Standard">
      <style:text-properties fo:font-size="15pt" officeooo:rsid="000f3fb3" officeooo:paragraph-rsid="000f3fb3" style:font-size-asian="15pt" style:font-size-complex="15pt"/>
    </style:style>
    <style:style style:name="P8" style:family="paragraph" style:parent-style-name="Standard">
      <style:text-properties fo:font-size="15pt" officeooo:rsid="000f3fb3" officeooo:paragraph-rsid="0011a7ac" style:font-size-asian="15pt" style:font-size-complex="15pt"/>
    </style:style>
    <style:style style:name="P9" style:family="paragraph" style:parent-style-name="Standard">
      <style:text-properties fo:font-size="15pt" officeooo:rsid="0011a7ac" officeooo:paragraph-rsid="0011a7ac" style:font-size-asian="15pt" style:font-size-complex="15pt"/>
    </style:style>
    <style:style style:name="T1" style:family="text">
      <style:text-properties officeooo:rsid="000f3fb3"/>
    </style:style>
    <style:style style:name="T2" style:family="text">
      <style:text-properties officeooo:rsid="000fc30a"/>
    </style:style>
    <style:style style:name="T3" style:family="text">
      <style:text-properties officeooo:rsid="0011a7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Nuit de L’info 2k18</text:p>
      <text:p text:style-name="P5">Les unijambistes Moldaves</text:p>
      <text:p text:style-name="P1"/>
      <text:p text:style-name="P1"/>
      <text:p text:style-name="P4"/>
      <text:p text:style-name="P4">Présentation du projet :</text:p>
      <text:p text:style-name="P1"/>
      <text:p text:style-name="P6">Nous avons eu l’idée, après l’annonce du projet, de créer un site qui représenterait les données d’un explorateur du <text:span text:style-name="T2">N</text:span>amib et de sa base pendant 121 jours.</text:p>
      <text:p text:style-name="P6"/>
      <text:p text:style-name="P6">Pour ce faire nous nous sommes basé sur un modèle MVC en java, avec les technologies <text:span text:style-name="T2">M</text:span>aven, <text:span text:style-name="T2">JSP</text:span> , <text:span text:style-name="T2">S</text:span>ervlets, et API.</text:p>
      <text:p text:style-name="P6"/>
      <text:p text:style-name="P6">Le principe de base était de conserver les données courante de l’explorateur <text:span text:style-name="T1">dans différentes entité représentant chaque critères :</text:span></text:p>
      <text:p text:style-name="P7">-le niveau d’eau restant</text:p>
      <text:p text:style-name="P7">-le niveau restant de vivre</text:p>
      <text:p text:style-name="P7">-les données des <text:span text:style-name="T2">différents</text:span> <text:span text:style-name="T2">équipement</text:span>, à bord et portable</text:p>
      <text:p text:style-name="P7">-la <text:span text:style-name="T2">météo</text:span></text:p>
      <text:p text:style-name="P7">[…] </text:p>
      <text:p text:style-name="P7"/>
      <text:p text:style-name="P7">Complété de l’historique de ces différents enregistr<text:span text:style-name="T2">é</text:span> dans une base de données qui pourrait permettre à l’explorateur de consulter ces <text:span text:style-name="T2">différent</text:span> <text:span text:style-name="T2">paramètre</text:span> avec des dates données <text:span text:style-name="T3">sous formes de graphes</text:span>.</text:p>
      <text:p text:style-name="P7"/>
      <text:p text:style-name="P8"><text:span text:style-name="T2">Différentes</text:span> <text:span text:style-name="T2">APIs</text:span> permettrai<text:span text:style-name="T2">en</text:span>t de <text:span text:style-name="T2">consulter des informations comme la météo ou un carte. <text:s/></text:span></text:p>
      <text:p text:style-name="P8"/>
      <text:p text:style-name="P9">L’explorateur peut réparer et maintenir tout les équipements de sa base et ainsi mettre à jour la base de données. Il peut choisir de se nourrir ou pas, de sortir ou pas, son but est d’explorer et récolter des information qu’il pourra rapporter au QG.</text:p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6:11:16.763000000</meta:creation-date>
    <dc:date>2018-12-07T06:50:00.675000000</dc:date>
    <meta:editing-duration>PT7M19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4" meta:word-count="189" meta:character-count="1140" meta:non-whitespace-character-count="962"/>
  </office:meta>
</office:document-meta>
</file>